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Blackadder ITC" svg:font-family="'Blackadder ITC'" style:font-family-generic="decorative" style:font-pitch="variable"/>
    <style:font-face style:name="Times New Roman" svg:font-family="'Times New Roman'" style:font-family-generic="roman" style:font-pitch="variable"/>
    <style:font-face style:name="French Script MT" svg:font-family="'French Script MT'"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margin-left="0.926cm" fo:margin-right="0cm" fo:text-align="justify" style:justify-single-word="false" fo:text-indent="0cm" style:auto-text-indent="false"/>
      <style:text-properties fo:font-weight="bold" style:font-weight-asian="bold" style:font-weight-complex="bold"/>
    </style:style>
    <style:style style:name="P7" style:family="paragraph" style:parent-style-name="Standard" style:list-style-name="L2">
      <style:paragraph-properties fo:margin-left="0.926cm" fo:margin-right="0cm" fo:text-align="justify" style:justify-single-word="false" fo:text-indent="0cm" style:auto-text-indent="false"/>
      <style:text-properties fo:font-weight="bold" style:font-weight-asian="bold" style:font-weight-complex="bold"/>
    </style:style>
    <style:style style:name="P8" style:family="paragraph" style:parent-style-name="Standard" style:list-style-name="L2">
      <style:paragraph-properties fo:margin-left="0.926cm" fo:margin-right="0cm" fo:text-align="justify" style:justify-single-word="false" fo:text-indent="0cm" style:auto-text-indent="false"/>
    </style:style>
    <style:style style:name="P9" style:family="paragraph" style:parent-style-name="Standard" style:list-style-name="L2">
      <style:paragraph-properties fo:margin-left="0.926cm" fo:margin-right="0cm" fo:text-align="justify" style:justify-single-word="false" fo:text-indent="0cm" style:auto-text-indent="false"/>
      <style:text-properties style:font-name="Times New Roman" style:font-name-asian="Lucida Sans Unicode" style:font-name-complex="Tahoma"/>
    </style:style>
    <style:style style:name="P10" style:family="paragraph" style:parent-style-name="Standard" style:list-style-name="L2">
      <style:paragraph-properties fo:margin-left="2.501cm" fo:margin-right="0cm" fo:text-align="justify" style:justify-single-word="false" fo:text-indent="0cm" style:auto-text-indent="false"/>
      <style:text-properties style:font-name="Courier New"/>
    </style:style>
    <style:style style:name="P11" style:family="paragraph" style:parent-style-name="Standard">
      <style:paragraph-properties fo:margin-left="0cm" fo:margin-right="0cm" fo:text-align="justify" style:justify-single-word="false" fo:text-indent="0cm" style:auto-text-indent="false"/>
    </style:style>
    <style:style style:name="P12" style:family="paragraph" style:parent-style-name="Standard" style:list-style-name="L2">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Times New Roman" style:font-name-asian="Times New Roman" style:font-name-complex="Times New Roman"/>
    </style:style>
    <style:style style:name="T5" style:family="text">
      <style:text-properties style:font-name="Times New Roman" style:font-name-asian="Lucida Sans Unicode" style:font-name-complex="Tahoma"/>
    </style:style>
    <style:style style:name="T6" style:family="text">
      <style:text-properties style:font-name-asian="Times New Roman" style:font-name-complex="Times New Roman"/>
    </style:style>
    <style:style style:name="T7" style:family="text">
      <style:text-properties style:font-name-asian="Lucida Sans Unicode" style:font-name-complex="Tahoma"/>
    </style:style>
    <style:style style:name="T8" style:family="text">
      <style:text-properties fo:font-size="16pt" style:font-size-asian="16pt" style:font-size-complex="16pt"/>
    </style:style>
    <style:style style:name="T9" style:family="text">
      <style:text-properties style:font-name="Bitstream Vera Sans Mono" fo:font-size="16pt" style:font-size-asian="16pt" style:font-size-complex="16pt"/>
    </style:style>
    <text:list-style style:name="L1">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text:list-style style:name="L2">
      <text:list-level-style-number text:level="1" text:style-name="Numbering_20_Symbols" style:num-prefix=" " style:num-suffix="." style:num-format="1">
        <style:list-level-properties text:space-before="0.839cm" text:min-label-width="0.84cm"/>
      </text:list-level-style-number>
      <text:list-level-style-number text:level="2" text:style-name="Numbering_20_Symbols" style:num-prefix="(" style:num-suffix=")" style:num-format="a">
        <style:list-level-properties text:space-before="1.27cm" text:min-label-width="0.635cm"/>
      </text:list-level-style-number>
      <text:list-level-style-number text:level="3" text:style-name="Numbering_20_Symbols" style:num-prefix=" " style:num-suffix="." style:num-format="i">
        <style:list-level-properties text:space-before="1.905cm" text:min-label-width="0.635cm"/>
      </text:list-level-style-number>
      <text:list-level-style-number text:level="4" text:style-name="Numbering_20_Symbols" style:num-prefix=" " style:num-suffix="." style:num-format="A">
        <style:list-level-properties text:space-before="2.54cm" text:min-label-width="0.635cm"/>
      </text:list-level-style-number>
      <text:list-level-style-bullet text:level="5" text:style-name="Bullet_20_Symbols" style:num-prefix=" " style:num-suffix="." text:bullet-char="•">
        <style:list-level-properties text:space-before="3.175cm" text:min-label-width="0.635cm"/>
        <style:text-properties style:font-name="StarSymbol1"/>
      </text:list-level-style-bullet>
      <text:list-level-style-bullet text:level="6" text:style-name="Bullet_20_Symbols" style:num-prefix=" " style:num-suffix="." text:bullet-char="•">
        <style:list-level-properties text:space-before="3.81cm" text:min-label-width="0.635cm"/>
        <style:text-properties style:font-name="StarSymbol1"/>
      </text:list-level-style-bullet>
      <text:list-level-style-bullet text:level="7" text:style-name="Bullet_20_Symbols" style:num-prefix=" " style:num-suffix="." text:bullet-char="•">
        <style:list-level-properties text:space-before="4.445cm" text:min-label-width="0.635cm"/>
        <style:text-properties style:font-name="StarSymbol1"/>
      </text:list-level-style-bullet>
      <text:list-level-style-bullet text:level="8" text:style-name="Bullet_20_Symbols" style:num-prefix=" " style:num-suffix="." text:bullet-char="•">
        <style:list-level-properties text:space-before="5.08cm" text:min-label-width="0.635cm"/>
        <style:text-properties style:font-name="StarSymbol1"/>
      </text:list-level-style-bullet>
      <text:list-level-style-bullet text:level="9" text:style-name="Bullet_20_Symbols" style:num-prefix=" " style:num-suffix="." text:bullet-char="•">
        <style:list-level-properties text:space-before="5.715cm" text:min-label-width="0.635cm"/>
        <style:text-properties style:font-name="StarSymbol1"/>
      </text:list-level-style-bullet>
      <text:list-level-style-bullet text:level="10" text:style-name="Bullet_20_Symbols" style:num-prefix=" "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Science “Master-class” Ideas</text:p>
      <text:p text:style-name="P1"/>
      <text:p text:style-name="P1"/>
      <text:p text:style-name="P3">Arthur Norman, July 2008</text:p>
      <text:p text:style-name="Standard"/>
      <text:p text:style-name="Standard"/>
      <text:p text:style-name="Standard"/>
      <text:p text:style-name="P4">The Computer Laboratory has a major problem with recruitment, both in quantity and quality. Part of this problem relates to people at school level not having a clear vision of what the agenda of a computer science department will be, and having a lot of input on what the work “computer” should be associated with: website creation, word processing, training in the use of commercial software, Access “databases” that our database people would not view as interesting enough to deserve being called that, gaming, file-sharing, ...</text:p>
      <text:p text:style-name="P4"/>
      <text:p text:style-name="P4">Participating in a series of master-classes provides a way to reach out to the top end of those in schools and give them some awareness of <text:s/>the range of our interests. Interest will only really last if the participants have an active role in the proceedings, so mere lectures or demonstrations given by us will not fully fit the bill – we want our visitors to do something that they find challenging while here and take home more challenges that they can work on between the monthly sessions that are envisaged.</text:p>
      <text:p text:style-name="P4"/>
      <text:p text:style-name="P4"><text:span text:style-name="T1">Strengths:</text:span> The Cambridge “brand” is very strong, and the long history from Wilkes onwards can be capitalised on. The Gates building provides a venue. Our subject has a number of attractive but respectably small-scale facets that can be deployed.</text:p>
      <text:p text:style-name="P4"/>
      <text:p text:style-name="P4"><text:span text:style-name="T1">Weaknesses: </text:span>If we have any practical work we will have to limit numbers to say 60. Finding enough demonstrators may be hard. Microsoft Research having a building adjacent (and probably them volunteering to help) dilutes our brand and muddies the message about academic vs. commercial that we might otherwise want to focus on. In general our experience in judging what will be accessible to a young audience is limited.</text:p>
      <text:p text:style-name="P4"/>
      <text:p text:style-name="P4"><text:span text:style-name="T1">Opportunities:</text:span> At present many schools do not understand our mind-set and ethos. This is a major opportunity to recruit. If we aim at GCSE-year (or even one below) pupils we can be in time to influence A-level choices and University subject aims. in general school pupils have not studied any Computer Science liable to clash with anything we want to do, and if we waited until they were AS or A2 level they would still not have done a lot that would help us. This leaves us a clear flexible run. This is an excellent state to be in that the Mathematicians and Physicists can not match.</text:p>
      <text:p text:style-name="P4"/>
      <text:p text:style-name="P4"><text:span text:style-name="T1">Threats:</text:span> Because there is no useful school syllabus to build on we have to start from scratch. Finding topics where that is truly feasible in the time-scale available may be touch. The pragmatics of driving computers may get in the way of students being able to address the intellectual meat we are trying to offer. Building the course-ware may prove too expensive. Some participants may have done all sorts of stuff on their own and could be bored of we cover it again at a speed suitable for the least clued up ones.</text:p>
      <text:p text:style-name="P4"/>
      <text:p text:style-name="P4"/>
      <text:p text:style-name="P4">The overall plan I explore here is to have a series of (probably 8) sessions where most start with 2 hours (before lunch) of in effect lecture (that would be two or possibly three lecturers talking about slightly different aspects of the topic of the day). Then one hopes that participants talk over lunch, but they then have a 90-minute “practical session” to attempt a task or tasks as set earlier. At the end of the day there can be 30 minutes (well try to keep it to 20) of summing up. A take-home sheet or <text:soft-page-break/>pamphlet reminding about the morning's presentation and giving a couple more challenges is provided so that keener people can continue the activity using their own computers at home or school. Some flavour of network based submission of solutions might make sense and a general bulletin board (if it could be kept sufficiently spam-free and obscenity-free) would seem like natural backup, and having the handouts etc. (and videos of the sessions?) on-line might make some of what was done available to a yet wider audience.</text:p>
      <text:p text:style-name="P4"/>
      <text:p text:style-name="P4">My expectation is that while we MAY have one or two big sessions for an audience of 200, those would have to be on topics where computer access was not required for the practical work. For the majority of our sessions we would set a limit of (say) 60 participants. If we make each session (almost) independent of all others we can have a significant number of people who come to just one </text:p>
      <text:p text:style-name="P4">or two sessions, rather than expecting or demanding that somebody sign up for the lot. This may help with selection: we can give priority to those who have not been before, but can direct those we have to turn down to the web-cast version. </text:p>
      <text:p text:style-name="P4"/>
      <text:p text:style-name="P4"/>
      <text:p text:style-name="P4"/>
      <text:p text:style-name="P4"/>
      <text:p text:style-name="P4">So our first big internal challenge is to decide two things. One is what we believe the spirit or ethos of our subject is and hence what we want to participants to gain. The second is the strategic aspect of how we deliver this. My response to these two questions is</text:p>
      <text:list text:style-name="L1">
        <text:list-item>
          <text:p text:style-name="P5">Computer Science includes programming, algorithms, design, theory and all sorts of very nice applications. I want to give people at least a glimpse of the breadth and avoid getting them too bogged down in the routine frustration that is also a key and important feature of our subject! I drafted a note for another purpose discussing at much greater length what I felt Computer Science was, and will attach a copy of that.</text:p>
        </text:list-item>
        <text:list-item>
          <text:p text:style-name="P5">I vote for using a different notation to describe computation in each session. I want to “describe a computation” more than “write a program”. So each session will introduce its own mini-notation for a schema tuned to its needs. The effect is that I am not proposing that we use Python or ML (or Visual Basic) as a single consistent language. You will see my attempts to do this in my concrete session plans what are what comes next.</text:p>
        </text:list-item>
      </text:list>
      <text:p text:style-name="P4"/>
      <text:p text:style-name="P4">To try to convince that my plan is viable I offer a collection of potential sessions. Since these are just the ones I have though of in one day several of them will in fact be infeasible, but others will be able to contribute other ideas. But these are ones where I have reasonable confidence that I could work up at least half of them into viable activities!</text:p>
      <text:p text:style-name="P4"/>
      <text:p text:style-name="P4">I have left out C, C++, Java, Python, Quicksort, the Dutch National Flag and tried to find things that may manage to fit as stand-alone topics, much feel fun(ish) and in general are things I would hope to be able to work up into standard hour-long talk to undergraduates at some university society etc. Understanding them will indeed call for our audience to be Gifted and Talented and the presenter can be full of Gin and Tonic <text:s/>but given both of those one hopes for a session that is Good and Transformational.</text:p>
      <text:p text:style-name="P4"/>
      <text:p text:style-name="P4">I should pick up some notation from another couple of sessions on Education I attended last year, and try to characterise some of the following as “threshold” topics, where grasping them opens up new modes of thought or understanding...</text:p>
      <text:p text:style-name="P4"/>
      <text:list text:style-name="L2">
        <text:list-item>
          <text:p text:style-name="P6">Register Machines</text:p>
          <text:p text:style-name="P8">If you had to introduce the very concept of traditional imperative programming to somebody who had never seen it before and you had hardly any time you might show them flowcharts. For 40+ years flowcharts were anathema to most computer <text:soft-page-break/>scientists, but maybe UML now makes them respectable again! Anyway Register Machines show that the most primitive flowcharts you can imagine with terribly simple actions in them can do interesting things.</text:p>
          <text:list>
            <text:list-item>
              <text:p text:style-name="P8">Multiply a number by a constant</text:p>
            </text:list-item>
            <text:list-item>
              <text:p text:style-name="P8">Divide by a constant,checking if division is exact</text:p>
            </text:list-item>
            <text:list-item>
              <text:p text:style-name="P8">Multiply two integers</text:p>
            </text:list-item>
            <text:list-item>
              <text:p text:style-name="P8">Test equality of two values</text:p>
            </text:list-item>
            <text:list-item>
              <text:p text:style-name="P8">[note consequences of above for packing several integers into one register and for letting a register machine simulate actions common in full-scale programming systems] </text:p>
            </text:list-item>
            <text:list-item>
              <text:p text:style-name="P8">Busy Beaver problem (take home problem is to seek the second -busiest beaver for a register machine with n states, n = 2,3,...</text:p>
            </text:list-item>
          </text:list>
        </text:list-item>
        <text:list-item>
          <text:p text:style-name="P6">Logic Programming</text:p>
          <text:p text:style-name="P8">The threshold concept here is that of separating concern about “what” from worry about “how”. Well if you view it as a mathematical notation (ie Horn Clauses) Prolog has no syntax to mention and its meaning is merely (ha ha) logic, so it is trivial. I could cobble up an ultimately cut-down pico-prolog in pretty short order for use here. The other key words here are “logic”, “consequence”, “satisfy” and “back-track”.</text:p>
          <text:list>
            <text:list-item>
              <text:p text:style-name="P8">Typical Sunday newspaper puzzles along the lines of “who owns the zebra?”</text:p>
            </text:list-item>
            <text:list-item>
              <text:p text:style-name="P8">The use of a predicate “in reverse”, so that eg “add” can also be used as “find all pairs of integers that sum to this value”.</text:p>
            </text:list-item>
            <text:list-item>
              <text:p text:style-name="P8">The interpretation of clauses as rows in a database and computations as queries, applied (say) to a family-tree database or some other structured data where chaining is interesting.</text:p>
            </text:list-item>
            <text:list-item>
              <text:p text:style-name="P8">Some sort of bin-packing or jigsaw-style puzzle</text:p>
            </text:list-item>
            <text:list-item>
              <text:p text:style-name="P8">8 queens</text:p>
            </text:list-item>
          </text:list>
        </text:list-item>
        <text:list-item>
          <text:p text:style-name="P6">Finite Automata</text:p>
          <text:p text:style-name="P8">This is a topic where the problem solving part may fit happily as a pencil and paper exercise rather than <text:span text:style-name="T2">needing</text:span> computers. The lecture part can introduce state machines. Key ideas about them (and which of these can fit into a presentation to novices is not quite clear yet) are the relationship between a machine and a language, non-determinism and ways of composing automate to make larger or different ones. The word “Chomsky” can be mentioned maybe. One perhaps attractive way to go is then to look at cellular automata – ie rows or grids of finite state machines.</text:p>
          <text:list>
            <text:list-item>
              <text:p text:style-name="P8">Wolfram's “New kind of science” can be raided for examples</text:p>
            </text:list-item>
            <text:list-item>
              <text:p text:style-name="P8">Miller's Periodic Forests of Stunted Trees may be fun to draw, but their relationship to the factors of polynomials over GF(2) may be beyond GCSE level!</text:p>
            </text:list-item>
            <text:list-item>
              <text:p text:style-name="P8">The “firing squad” problem might be a good take-home one? And providing a download-from-web applet to animate things and help visualise may be good</text:p>
            </text:list-item>
            <text:list-item>
              <text:p text:style-name="P8">One can invent automate design puzzles easily by specifying a regular language (eg via either a regular expression or a non-deterministic automata) and asking people to design a DFA for it. Asking for the smallest DFA raises the bar further. </text:p>
            </text:list-item>
          </text:list>
        </text:list-item>
        <text:list-item>
          <text:p text:style-name="P6">Regular Languages</text:p>
          <text:p text:style-name="P8">This is obviously related to the previous topic, but is here because it is an area where there are few prerequisites, where results are maybe fun and where puzzles abound. It starts with an explanation of what regular expressions are (so easy!) and probably talks through the Pumping Lemma (that many will find it hard to absorb all at once) as the “gee-whiz, Computer Science has some real clever stuff in it” bit.</text:p>
          <text:list>
            <text:list-item>
              <text:p text:style-name="P8">The puzzles/problems set can be styled after “here is a language described in words – can you find a regular expression for it or can you convince yourself that there is <text:soft-page-break/>not one”.</text:p>
            </text:list-item>
            <text:list-item>
              <text:p text:style-name="P8">Here is a two regular expressions. Can you produce regular expressions that are for the complement of each and the the intersection of the two languages?</text:p>
            </text:list-item>
            <text:list-item>
              <text:p text:style-name="P8">Here is a regular expression, are there any strings that it does <text:span text:style-name="T2">not</text:span> match?</text:p>
            </text:list-item>
            <text:list-item>
              <text:p text:style-name="P8">Especially if you permit intersection and complementation as extra constructors, try to find a regular expression written in <text:span text:style-name="T2">n</text:span> symbols where that shortest non-empty string it can accept is as long as possible. Eg (aaa*)&amp;(aaaaa)* matches strings of lengths that are both multiplies of 3 and of 5, hence only multiples of 15. Can you do better [the answer is yes, if your RE is of length k you can make it match strings of length over 2^2^2^2^...2^k for any height tower of exponents you like, so this seemingly harmless problem is not quite elementary!]</text:p>
            </text:list-item>
          </text:list>
        </text:list-item>
        <text:list-item>
          <text:p text:style-name="P6">Phrase-structure grammars</text:p>
          <text:p text:style-name="P8">Continuing in the same vein we can have</text:p>
          <text:p text:style-name="P10">sentence ::= subject verb object</text:p>
          <text:p text:style-name="P8">and the like as an introduction to context-free grammars. But issues of “is it context free?”, “is it ambiguous?” and “does it generate all but only all the sentences we wanted?” arise. We get a chance to mention terminal and non-terminal symbols and precedence. </text:p>
          <text:list>
            <text:list-item>
              <text:p text:style-name="P8">Here is a baby grammar, is it ambiguous?</text:p>
            </text:list-item>
            <text:list-item>
              <text:p text:style-name="P8">Create a grammar to exactly characterise the following...</text:p>
            </text:list-item>
            <text:list-item>
              <text:p text:style-name="P8">Create a grammar that informally and approximately models the following real worldish situation</text:p>
            </text:list-item>
            <text:list-item>
              <text:p text:style-name="P8">Start work on a grammar that describes your favourite computer language <text:s/></text:p>
            </text:list-item>
          </text:list>
        </text:list-item>
        <text:list-item>
          <text:p text:style-name="P6">String re-writing</text:p>
          <text:p text:style-name="P8">This starts with a world that is close to that of the cellular automata mentioned earlier. Your formalism is a set of rewrites such as</text:p>
          <text:p text:style-name="P10">abaa <text:span text:style-name="T6">→</text:span><text:span text:style-name="T7"> axba</text:span></text:p>
          <text:p text:style-name="P10"><text:span text:style-name="T7">xxx </text:span><text:span text:style-name="T6">→ </text:span><text:span text:style-name="T7">ya</text:span></text:p>
          <text:p text:style-name="P9">etc., where the re-writes are just of strings of characters, they may not preserve the length of the overall string and you keep applying them for so long as one of the left hand sides of a rule is present as a sub-string of your initial input. Key ideas are universal capability, non-determinacy and confluence and Knuth-Bendix style completion. </text:p>
          <text:list>
            <text:list-item>
              <text:p text:style-name="P9">What is the consequence of these rewrites?</text:p>
            </text:list-item>
            <text:list-item>
              <text:p text:style-name="P9">Create a set of rewrites to achieve this effect</text:p>
            </text:list-item>
            <text:list-item>
              <text:p text:style-name="P9">Is the following set of rewrites confluent?</text:p>
            </text:list-item>
            <text:list-item>
              <text:p text:style-name="P9">Extent these to make them confluent</text:p>
            </text:list-item>
          </text:list>
        </text:list-item>
        <text:list-item>
          <text:p text:style-name="P6">(metafont) The formation of characters</text:p>
          <text:p text:style-name="P8">This is something I am not really familiar with, but we could unquestionably find a suitable expert! The fact that the shape of a letter “<text:span text:style-name="T8">g</text:span>” differs from “<text:span text:style-name="T9">g</text:span>” and that there are ways of describing it must provide plenty of scope for fun.</text:p>
          <text:list>
            <text:list-item>
              <text:p text:style-name="P8">I am not going to plan exercises to go with this, but I am confident that there are plenty of opportunities and that the topic can transform people's view of what Computer Science concerns itself with. And while it is “graphic” it sends a message different from the “computing is about video games” one. It also gives a chance to chant the name “Knuth”.</text:p>
            </text:list-item>
          </text:list>
        </text:list-item>
        <text:list-item>
          <text:p text:style-name="P6">Iterated Functions</text:p>
          <text:p text:style-name="P8">I do not have the exact agenda for this topic worked out, but if I list a bunch of things that fall under the general heading, or technology we understand that it relates to I hope you can see that there is scope for it turning into a nice day with both exposition and practical work. It may be that the spread of ideas I have bundled together here mean it is really two or more topics!</text:p>
          <text:list>
            <text:list-item>
              <text:p text:style-name="P8"><text:soft-page-break/>f(2n) <text:span text:style-name="T4">→</text:span><text:span text:style-name="T5"> n, f(n) </text:span><text:span text:style-name="T4">→</text:span><text:span text:style-name="T5"> 3n+1. What is the trajectory of the sequence of iterates of f starting at various starting points k=1,2,...?</text:span></text:p>
            </text:list-item>
            <text:list-item>
              <text:p text:style-name="P8"><text:span text:style-name="T5">The logistic map x </text:span><text:span text:style-name="T4">→</text:span><text:span text:style-name="T5"> </text:span><text:span text:style-name="T5">λ</text:span><text:span text:style-name="T5">x(1-x) for various values of the parameter </text:span><text:span text:style-name="T5">λ</text:span><text:span text:style-name="T5"> and perhaps various starting values of x. This is all to do with the onset of chaos and cries out for practical work! And it is so much less technically messy than the Mandelbrot set and so much more really keyed into academic empirical study, as in what is the sequence of critical values for </text:span><text:span text:style-name="T5">λ</text:span><text:span text:style-name="T5"> where the behaviour changes...</text:span></text:p>
            </text:list-item>
            <text:list-item>
              <text:p text:style-name="P9">numerical iterations, and can you predict the value that they converge to? Newton Raphson to compute square roots and reciprocals etc.</text:p>
            </text:list-item>
            <text:list-item>
              <text:p text:style-name="P9">We also know about the relationship between primitive recursive functions and recursive functions (the latter being iterations of the former subject to a minimisation operator) and we know about the Y operator that iterates a function.</text:p>
            </text:list-item>
            <text:list-item>
              <text:p text:style-name="P9">Find a function f such that f(f(x)) = x^2-2.</text:p>
            </text:list-item>
          </text:list>
        </text:list-item>
        <text:list-item>
          <text:p text:style-name="P6">Functional Programming</text:p>
          <text:p text:style-name="P8">ML is already a notably small language, but one could cut it down yet further so the only utterances available were</text:p>
          <text:p text:style-name="P10">fun f 0 = value <text:s text:c="5"/>fun f nil = value</text:p>
          <text:p text:style-name="P10">fun f n = ...n... <text:s text:c="3"/>fun f (a::b) = ...a...b...</text:p>
          <text:p text:style-name="P8">plus multi-argument variants. All function definitions are global so you have no scope issues at all. So this is really just recursive functions! Via currying, map and a few more bits of cleverness I can start to write worthwhile but mind-bending programs using no more syntax than that! And providing infrastructure that could do just that is close to trivial.</text:p>
          <text:list>
            <text:list-item>
              <text:p text:style-name="P8">append, reverse</text:p>
            </text:list-item>
            <text:list-item>
              <text:p text:style-name="P8">Use of map, filter, fold</text:p>
            </text:list-item>
            <text:list-item>
              <text:p text:style-name="P8">Check Larry's ML tickable problems and ones from earlier generations of the course to find further exercises – there are plenty of opportunities! Including ones that will burn out the brains of the smartest customers!</text:p>
            </text:list-item>
          </text:list>
        </text:list-item>
        <text:list-item>
          <text:p text:style-name="P6">Lazy Programming</text:p>
          <text:p text:style-name="P8">Rather than cut-down ML this is thinking cut-down Miranda or Haskell. And it introduces a list comprehension notation, as in</text:p>
          <text:p text:style-name="P10">{x^2 | x in {1,2,...}}</text:p>
          <text:p text:style-name="P8">that is used in place of map and that copes with non-terminating lists. See all the early Miranda-related stuff from Turner for witty examples of what this can achieve.</text:p>
          <text:list>
            <text:list-item>
              <text:p text:style-name="P8">Describe the list {2,3,5,7,11,13,17,...} of primes.</text:p>
            </text:list-item>
            <text:list-item>
              <text:p text:style-name="P8">Interpret a list as the digits in a number expressed in some radix. So the in decimal the reciprocal of 7 is {1,4,2,8,5,7,1,...}. Do basic arithmetic on the infinite precision representation that this gives you.</text:p>
            </text:list-item>
            <text:list-item>
              <text:p text:style-name="P8">Develop code to convert from one radix to another. What is the reciprocal of sever in octal?</text:p>
            </text:list-item>
            <text:list-item>
              <text:p text:style-name="P8">Introduce the idea of a mixed radix where the ration between the weights of columns is not constant. Now {1,1,1,1,1,...} with radix {1,2,3,4,...} is a way of representing the mathematical constant e, and if you apply radix conversion you get that in decimal to unlimited precision. </text:p>
            </text:list-item>
          </text:list>
        </text:list-item>
        <text:list-item>
          <text:p text:style-name="P6">How the Clique problem and Hamiltonian Circuit problems are related</text:p>
          <text:p text:style-name="P8">Complexity is all about transforming instances of problem A into instances of problem B, and very often both problems are easy to explain, often at least one will involve graphs (with vertices and edges) and often the transformation will be bob-obvious but easy once explained. This may make it a natural area for gee-whizz in the presentation and lead to scope for puzzling exercises finding or applying transformations. The fact that that in the end we are interested in polynomially bounded transformations does not need stressing.</text:p>
          <text:list>
            <text:list-item>
              <text:p text:style-name="P8"><text:soft-page-break/>Scan both existing Complexity notes here, corresponding note son the web for courses given elsewhere and all the textbooks and raid the most entertaining examples. Avoid <text:span text:style-name="T2">all</text:span> technical discussion of P, NP etc! </text:p>
            </text:list-item>
          </text:list>
        </text:list-item>
        <text:list-item>
          <text:p text:style-name="P6">Spreadsheets as serious computation</text:p>
          <text:p text:style-name="P8">People may see spreadsheets early, but they are liable to be presented as tools for simple summing of columns, or perhaps for sorting rows. I.e. as just slightly animated mete tables of numbers that are not too interesting. They may also be seen as natural tools for a statistician who needs to reduce a pile of numbers to something. But through the eyes of a Computer Scientist they provide more opportunities!</text:p>
          <text:list>
            <text:list-item>
              <text:p text:style-name="P8">Given a tabulation of an unknown function, taking successive differences lets you detect if it is in fact a polynomial and find its degree, and you can the very easily extrapolate it.</text:p>
            </text:list-item>
            <text:list-item>
              <text:p text:style-name="P8">Given the tabulation of a function, put a small error into one value in the column. How can you find it? Take differences again and after a while it will be very visible!</text:p>
            </text:list-item>
            <text:list-item>
              <text:p text:style-name="P8">Given a slowly converging sequence you may fear it will take a <text:span text:style-name="T2">lot</text:span> of work to evaluate enough terms that you can find its limit. But I have seen Geoff Miller use simple convergence accelerating techniques to compute <text:span text:style-name="T3">π</text:span><text:span text:style-name="T3"> to around 10 significant figures doing all the working by hand on the blackboard. I was impressed then! Spreadsheets are needed now for those whose mental arithmetic and accuracy do not match those displayed by JCPM.</text:span></text:p>
            </text:list-item>
            <text:list-item>
              <text:p text:style-name="P8"><text:span text:style-name="T3">The topics covered in Iterated Functions provide further possibilities here.</text:span> </text:p>
            </text:list-item>
          </text:list>
        </text:list-item>
        <text:list-item>
          <text:p text:style-name="P6">Combinators</text:p>
          <text:p text:style-name="P8">The simple (if not instantly obvious) rewrite system of combinators has long featured in our Foundations of Functional Programming course, and the fact that just two symbols (S and K) with simple rules for how they behave gives you a computationally universal system is so very neat. Some of us also like the fact that the polymorphic types one gives to S and K correspond to the axioms of propositional calculus, so well-typed combinations and theorems in logic are directly related! But that maybe is not GCSE-level!</text:p>
          <text:list>
            <text:list-item>
              <text:p text:style-name="P8">I like the exam question that asks e.g. what S S S S S ... (for <text:span text:style-name="T2">n</text:span> copies of S) would reduce to. If might even be accessible in a single-day session!</text:p>
            </text:list-item>
            <text:list-item>
              <text:p text:style-name="P8">What is S K K x</text:p>
            </text:list-item>
            <text:list-item>
              <text:p text:style-name="P8">if I = S K K, what is S I I x</text:p>
            </text:list-item>
            <text:list-item>
              <text:p text:style-name="P8">what about (S I I) (S I I)</text:p>
            </text:list-item>
            <text:list-item>
              <text:p text:style-name="P8">we are by now amazingly close to being able to define the fix-point operator Y</text:p>
            </text:list-item>
            <text:list-item>
              <text:p text:style-name="P8">Could one get to Church numerals?</text:p>
            </text:list-item>
          </text:list>
        </text:list-item>
        <text:list-item>
          <text:p text:style-name="P6">Mathematical logic and Hardware logic</text:p>
          <text:p text:style-name="P8">Via simulators it should be feasible to do some digital electronics. Showing the linke between logic in the mathematical sense and the gates used in computers could represent fun. I am going to suggest that a first session concentrates solely on pure logic (i.e. No flip-flops or other “state”).</text:p>
          <text:list>
            <text:list-item>
              <text:p text:style-name="P8">Gate minimisation via Karnaugh maps</text:p>
            </text:list-item>
            <text:list-item>
              <text:p text:style-name="P8">Conversion of a 4-wire representation on 0-9 to drivers for a 7-seg display</text:p>
            </text:list-item>
            <text:list-item>
              <text:p text:style-name="P8">Binary numbers and a half-adder</text:p>
            </text:list-item>
            <text:list-item>
              <text:p text:style-name="P8">Ripple carry in an adder</text:p>
            </text:list-item>
            <text:list-item>
              <text:p text:style-name="P8">Fast look-ahead carry blocks</text:p>
            </text:list-item>
          </text:list>
        </text:list-item>
        <text:list-item>
          <text:p text:style-name="P6">Analog aspects of digital electronics</text:p>
          <text:p text:style-name="P8">A different sort of simulation would be needed here, or even access to real breadboards. But a point to stress is that Maplin's one-off prices (easy to buy if not the cheapest) put nand gates and inverters at pence per gate, so experimentation is <text:soft-page-break/>not an expensive hobby!</text:p>
          <text:list>
            <text:list-item>
              <text:p text:style-name="P8">Making 3 inverters into a ring oscillator</text:p>
            </text:list-item>
            <text:list-item>
              <text:p text:style-name="P8">Race conditions</text:p>
            </text:list-item>
            <text:list-item>
              <text:p text:style-name="P8">Hazards</text:p>
            </text:list-item>
            <text:list-item>
              <text:p text:style-name="P8">Slowly changing inputs, and making a schmitt trigger using a bit of positive feedback, thereby making things safe and debounced</text:p>
            </text:list-item>
            <text:list-item>
              <text:p text:style-name="P8">Cross-talk from a driven line into a gate input that is left open circuit?</text:p>
            </text:list-item>
            <text:list-item>
              <text:p text:style-name="P8">Whatever else some hardware people like to propose. <text:s/></text:p>
            </text:list-item>
          </text:list>
        </text:list-item>
        <text:list-item>
          <text:p text:style-name="P6">Lisp (Scheme)</text:p>
          <text:p text:style-name="P8">Ages and ages ago I prepared a range of illustrations of how Lisp (at that time on the BBC micro) could be used to model small versions of a range of applications, including</text:p>
          <text:list>
            <text:list-item>
              <text:p text:style-name="P8">text adventure dungeon</text:p>
            </text:list-item>
            <text:list-item>
              <text:p text:style-name="P8">tiny mini-compiler</text:p>
            </text:list-item>
            <text:list-item>
              <text:p text:style-name="P8">evaluation of expressions</text:p>
            </text:list-item>
            <text:list-item>
              <text:p text:style-name="P8">tree-sort</text:p>
            </text:list-item>
            <text:list-item>
              <text:p text:style-name="P8">bignum arithmetic, e.g. with the number a million represented as the list (0 0 0 0 0 0 1) with the least significant digit first.</text:p>
            </text:list-item>
            <text:list-item>
              <text:p text:style-name="P8">an “animal guessing game”</text:p>
            </text:list-item>
            <text:list-item>
              <text:p text:style-name="P8">route-finding </text:p>
            </text:list-item>
          </text:list>
        </text:list-item>
        <text:list-item>
          <text:p text:style-name="P6">PIC microcontrollers</text:p>
          <text:p text:style-name="P8">The 18F2550 PIC microcontroller costs around a couple of quid on ebay and presumably at educational prices in bulk they are “cheap as chips”. If we could stick one on a board with a USB socket, 2 push-buttons, 2 leds and a header of some sort so that most pins were just available for off board use (plus a 4-pin connector for use with a dedicated programmer) we could put a USB bootloader in and what you then have is something much like the US$25 commercial offering <text:s/>you can see at <text:a xlink:type="simple" xlink:href="http://www.sparkfun.com/commerce/product_info.php?products_id=8265">http://www.sparkfun.com/commerce/product_info.php?products_id=8265.</text:a><text:a xlink:type="simple" xlink:href="http://www.sparkfun.com/commerce/product_info.php?products_id=8265"> </text:a>If this could be offered to participants for 10 quid (which almost sounds feasible) and we hand a bunch here it could form the basis for in introduction to a wide range of jolly things. The pragmatics here may be harder than for the earlier examples I have given but the scope opened up is huge.</text:p>
          <text:list>
            <text:list-item>
              <text:p text:style-name="P8">Machine code programming of a PIC, with all the good games one can play there</text:p>
            </text:list-item>
            <text:list-item>
              <text:p text:style-name="P8">interfacing the host computer to other devices, both analog and digital</text:p>
            </text:list-item>
          </text:list>
        </text:list-item>
      </text:list>
      <text:p text:style-name="P11"/>
      <text:p text:style-name="P11"/>
      <text:p text:style-name="P11"/>
      <text:p text:style-name="P11"/>
      <text:p text:style-name="P11">I am certain that there is also scope for activities related to particular concepts in algorithms (e.g. the idea of the greedy approach etc. etc.) and I am also certain that some of the proposals I have shown above will turn out to be hard to sort out all the final details and make fully accessible to a young audience. But I have given about twice as many suggestions as a year-long series would need!</text:p>
      <text:p text:style-name="P11"/>
      <text:p text:style-name="P11">Regardless of whether my suggestions here could turn into a series of master-classes does anybody have the stamina and energy to turn my list of suggestions 1-17 above into 17 chapters in a book on introductory and somewhat recreational computer science with me? My bet is that if I tried on my own I would stall, but surely each chapter above would easily turn into 5-10 pages (let's say 6 pages of words and 4 of pictures and listings and sample output) which adds up to 170 pages and a length that would not feel too silly?</text:p>
      <text:p text:style-name="P11"/>
      <text:list text:style-name="L2" text:continue-numbering="true">
        <text:list-item>
          <text:list text:continue-numbering="true">
            <text:list-header>
              <text:p text:style-name="P1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Blackadder ITC" svg:font-family="'Blackadder ITC'" style:font-family-generic="decorative" style:font-pitch="variable"/>
    <style:font-face style:name="Times New Roman" svg:font-family="'Times New Roman'" style:font-family-generic="roman" style:font-pitch="variable"/>
    <style:font-face style:name="French Script MT" svg:font-family="'French Script MT'"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rthur Norman</meta:initial-creator>
    <meta:creation-date>2008-07-09T23:04:07</meta:creation-date>
    <dc:creator>Arthur Norman</dc:creator>
    <dc:date>2008-07-10T11:38:37</dc:date>
    <meta:editing-cycles>6</meta:editing-cycles>
    <meta:editing-duration>PT3H36M36S</meta:editing-duration>
    <meta:user-defined meta:name="Info 1"/>
    <meta:user-defined meta:name="Info 2"/>
    <meta:user-defined meta:name="Info 3"/>
    <meta:user-defined meta:name="Info 4"/>
    <meta:document-statistic meta:table-count="0" meta:image-count="0" meta:object-count="0" meta:page-count="7" meta:paragraph-count="134" meta:word-count="4019" meta:character-count="22661"/>
  </office:meta>
</office:document-meta>
</file>